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1 6 4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/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color="#FF0000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color="#FF0000" fo:language="en" fo:country="US"/>
    </style:style>
    <style:style style:name="P9" style:parent-style-name="Textbody" style:family="paragraph">
      <style:text-properties fo:color="#FF0000" fo:language="en" fo:country="US"/>
    </style:style>
    <style:style style:name="P10" style:parent-style-name="Textbody" style:family="paragraph">
      <style:text-properties fo:color="#FF0000" fo:language="en" fo:country="US"/>
    </style:style>
    <style:style style:name="P11" style:parent-style-name="Textbody" style:family="paragraph">
      <style:text-properties fo:color="#FF0000"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/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style:font-name="Wingdings" style:font-name-asian="Wingdings" style:font-name-complex="Wingding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color="#FF0000" fo:language="en" fo:country="US"/>
    </style:style>
    <style:style style:name="P19" style:parent-style-name="Textbody" style:family="paragraph">
      <style:text-properties fo:color="#FF0000"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>
      <style:text-properties fo:language="en" fo:country="US"/>
    </style:style>
    <style:style style:name="P22" style:parent-style-name="Textbody" style:family="paragraph"/>
    <style:style style:name="P23" style:parent-style-name="Textbody" style:family="paragraph">
      <style:text-properties fo:color="#FF0000" fo:language="en" fo:country="US"/>
    </style:style>
    <style:style style:name="P24" style:parent-style-name="Textbody" style:family="paragraph">
      <style:text-properties fo:language="en" fo:country="US"/>
    </style:style>
    <style:style style:name="P25" style:parent-style-name="Textbody" style:family="paragraph">
      <style:text-properties fo:color="#FF0000" fo:language="en" fo:country="US"/>
    </style:style>
    <style:style style:name="P26" style:parent-style-name="Textbody" style:family="paragraph">
      <style:text-properties fo:color="#FF0000" fo:language="en" fo:country="US"/>
    </style:style>
    <style:style style:name="P27" style:parent-style-name="Textbody" style:family="paragraph">
      <style:text-properties fo:language="en" fo:country="US"/>
    </style:style>
    <style:style style:name="P28" style:parent-style-name="Textbody" style:family="paragraph"/>
    <style:style style:name="T29" style:parent-style-name="DefaultParagraphFont" style:family="text">
      <style:text-properties fo:color="#FF0000" fo:language="en" fo:country="US"/>
    </style:style>
    <style:style style:name="T30" style:parent-style-name="DefaultParagraphFont" style:family="text">
      <style:text-properties fo:language="en" fo:country="US"/>
    </style:style>
    <style:style style:name="P31" style:parent-style-name="Textbody" style:family="paragraph"/>
    <style:style style:name="T32" style:parent-style-name="DefaultParagraphFont" style:family="text">
      <style:text-properties fo:color="#FF0000" fo:language="en" fo:country="US"/>
    </style:style>
    <style:style style:name="T33" style:parent-style-name="DefaultParagraphFont" style:family="text">
      <style:text-properties fo:color="#FF0000" fo:language="en" fo:country="US"/>
    </style:style>
    <style:style style:name="P34" style:parent-style-name="Textbody" style:family="paragraph">
      <style:text-properties fo:language="en" fo:country="US"/>
    </style:style>
    <style:style style:name="P35" style:parent-style-name="Textbody" style:family="paragraph">
      <style:text-properties fo:language="en" fo:country="US"/>
    </style:style>
    <style:style style:name="P36" style:parent-style-name="Textbody" style:family="paragraph">
      <style:text-properties fo:language="en" fo:country="US"/>
    </style:style>
    <style:style style:name="P37" style:parent-style-name="Textbody" style:family="paragraph">
      <style:text-properties fo:language="en" fo:country="US"/>
    </style:style>
    <style:style style:name="P38" style:parent-style-name="Textbody" style:family="paragraph">
      <style:text-properties fo:language="en" fo:country="US"/>
    </style:style>
    <style:style style:name="P39" style:parent-style-name="Textbody" style:family="paragraph">
      <style:text-properties fo:language="en" fo:country="US"/>
    </style:style>
    <style:style style:name="P40" style:parent-style-name="Textbody" style:family="paragraph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>
      <style:text-properties fo:language="en" fo:country="US"/>
    </style:style>
    <style:style style:name="P43" style:parent-style-name="Textbody" style:family="paragraph">
      <style:text-properties fo:language="en" fo:country="US"/>
    </style:style>
    <style:style style:name="P44" style:parent-style-name="Heading5" style:family="paragraph">
      <style:text-properties fo:language="en" fo:country="US"/>
    </style:style>
  </office:automatic-styles>
  <office:body>
    <office:text text:use-soft-page-breaks="true">
      <text:h text:style-name="P1" text:outline-level="1">April 21th meeting</text:h>
      <text:p text:style-name="P2"/>
      <text:h text:style-name="Heading5" text:outline-level="5">Mapping</text:h>
      <text:list text:style-name="LFO1" text:continue-numbering="true">
        <text:list-item>
          <text:p text:style-name="P3"><text:span text:style-name="T4">Finalizing the presets (</text:span><text:span text:style-name="T5">more differences</text:span><text:span text:style-name="T6">)</text:span></text:p>
        </text:list-item>
        <text:list-item>
          <text:p text:style-name="P7">Preset 1 and 3 is different? <text:s/>But 2 and 4 doesn’t appear to be very different.</text:p>
        </text:list-item>
        <text:list-item>
          <text:p text:style-name="P8">1. Bell-like</text:p>
        </text:list-item>
        <text:list-item>
          <text:p text:style-name="P9">2. wind-like</text:p>
        </text:list-item>
        <text:list-item>
          <text:p text:style-name="P10">3.<text:s/>Brass-like</text:p>
        </text:list-item>
        <text:list-item>
          <text:p text:style-name="P11">4. ?</text:p>
        </text:list-item>
        <text:list-item>
          <text:p text:style-name="P12">Another set of preset for major vs minor vs octave</text:p>
          <text:list text:continue-numbering="true">
            <text:list-item>
              <text:p text:style-name="P13">« vibration » too strong when a neuron gets active -OK</text:p>
            </text:list-item>
          </text:list>
        </text:list-item>
        <text:list-item>
          <text:p text:style-name="P14"><text:span text:style-name="T15">set a dedicated « hemisphere » mode <text:s/></text:span><text:span text:style-name="T16"></text:span><text:span text:style-name="T17"><text:s/></text:span><text:span text:style-name="T18">check new version</text:span></text:p>
        </text:list-item>
        <text:list-item>
          <text:p text:style-name="P19">left right ratio activation mode: higher or lower pitch based on whether the<text:s/>ratio of right or left clusters are more active</text:p>
        </text:list-item>
      </text:list>
      <text:h text:style-name="Heading5" text:outline-level="5">Interface</text:h>
      <text:list text:style-name="LFO2" text:continue-numbering="true">
        <text:list-item>
          <text:p text:style-name="P20">Change highlight for the tracked neurons</text:p>
        </text:list-item>
        <text:list-item>
          <text:p text:style-name="P21">change label for the reset button</text:p>
        </text:list-item>
        <text:list-item>
          <text:p text:style-name="P22">switch gain/selection - ok</text:p>
        </text:list-item>
        <text:list-item>
          <text:p text:style-name="P23">change ‘cluster selection’ buttons to circle or something else “O” or “0”<text:s/></text:p>
        </text:list-item>
        <text:list-item>
          <text:p text:style-name="P24">put mapping button<text:s/>under preset button</text:p>
        </text:list-item>
        <text:list-item>
          <text:p text:style-name="P25">change range slider for volume<text:s/></text:p>
        </text:list-item>
      </text:list>
      <text:p text:style-name="P26">‘exclude all’ next to ‘reset’ button</text:p>
      <text:h text:style-name="Heading5" text:outline-level="5">Bugs</text:h>
      <text:list text:style-name="LFO3" text:continue-numbering="true">
        <text:list-item>
          <text:p text:style-name="P27">Gains not set to 1. when reset</text:p>
        </text:list-item>
        <text:list-item>
          <text:p text:style-name="P28"><text:span text:style-name="T29">tracked neurons still heard<text:s/></text:span><text:span text:style-name="T30">when the window is closed</text:span></text:p>
        </text:list-item>
        <text:list-item>
          <text:p text:style-name="P31"><text:span text:style-name="T32">switch from new ROI graph to New Group graph doesn’t appear to work properly.</text:span><text:span text:style-name="T33"><text:s/></text:span></text:p>
        </text:list-item>
      </text:list>
      <text:p text:style-name="P34"/>
      <text:p text:style-name="P35">PLEASE CHECK ALL POSSIBLE PARAMETERS AFTER EACH NEW VERSION!!!!</text:p>
      <text:p text:style-name="P36">Clusters</text:p>
      <text:p text:style-name="P37">Single</text:p>
      <text:p text:style-name="P38">Hemispheres/mapping</text:p>
      <text:soft-page-break/>
      <text:p text:style-name="P39">Graph (single vs clusters)</text:p>
      <text:p text:style-name="P40">2 different Presets</text:p>
      <text:p text:style-name="P41"/>
      <text:p text:style-name="P42">Start writing all the different/newly implemented functions in the manual<text:s/></text:p>
      <text:p text:style-name="P43"/>
      <text:h text:style-name="P44" text:outline-level="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1 6 4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4-13T15:11:00Z</meta:creation-date>
    <dc:date>2021-04-21T09:12:00Z</dc:date>
    <meta:template xlink:href="Normal.dotm" xlink:type="simple"/>
    <meta:editing-cycles>16</meta:editing-cycles>
    <meta:editing-duration>PT1500S</meta:editing-duration>
    <meta:document-statistic meta:page-count="2" meta:paragraph-count="2" meta:word-count="174" meta:character-count="1170" meta:row-count="8" meta:non-whitespace-character-count="998"/>
  </office:meta>
</office:document-meta>
</file>